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697cm"/>
    </style:style>
    <style:style style:name="Tabela1.B" style:family="table-column">
      <style:table-column-properties style:column-width="5.8cm"/>
    </style:style>
    <style:style style:name="Tabela1.C" style:family="table-column">
      <style:table-column-properties style:column-width="1.6cm"/>
    </style:style>
    <style:style style:name="Tabela1.D" style:family="table-column">
      <style:table-column-properties style:column-width="2.011cm"/>
    </style:style>
    <style:style style:name="Tabela1.E" style:family="table-column">
      <style:table-column-properties style:column-width="6.90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b443" officeooo:paragraph-rsid="0006b443"/>
    </style:style>
    <style:style style:name="P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6b443" officeooo:paragraph-rsid="0006b443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afedd" officeooo:paragraph-rsid="000afedd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90b17" officeooo:paragraph-rsid="00190b17"/>
    </style:style>
    <style:style style:name="P5" style:family="paragraph" style:parent-style-name="Table_20_Contents">
      <style:text-properties officeooo:rsid="0006ff37" officeooo:paragraph-rsid="0006ff37"/>
    </style:style>
    <style:style style:name="P6" style:family="paragraph" style:parent-style-name="Table_20_Contents">
      <style:text-properties officeooo:rsid="0006ff37" officeooo:paragraph-rsid="0028d7b6"/>
    </style:style>
    <style:style style:name="P7" style:family="paragraph" style:parent-style-name="Table_20_Contents">
      <style:text-properties officeooo:rsid="00099636" officeooo:paragraph-rsid="00099636"/>
    </style:style>
    <style:style style:name="P8" style:family="paragraph" style:parent-style-name="Table_20_Contents">
      <style:text-properties officeooo:rsid="00099636" officeooo:paragraph-rsid="000afedd"/>
    </style:style>
    <style:style style:name="P9" style:family="paragraph" style:parent-style-name="Table_20_Contents">
      <style:text-properties officeooo:rsid="000afedd" officeooo:paragraph-rsid="000afedd"/>
    </style:style>
    <style:style style:name="P10" style:family="paragraph" style:parent-style-name="Table_20_Contents">
      <style:text-properties officeooo:rsid="000d1db6" officeooo:paragraph-rsid="000d1db6"/>
    </style:style>
    <style:style style:name="P11" style:family="paragraph" style:parent-style-name="Table_20_Contents">
      <style:text-properties officeooo:rsid="000dc64f" officeooo:paragraph-rsid="000dc64f"/>
    </style:style>
    <style:style style:name="P12" style:family="paragraph" style:parent-style-name="Table_20_Contents">
      <style:text-properties officeooo:rsid="000e2196" officeooo:paragraph-rsid="000e2196"/>
    </style:style>
    <style:style style:name="P13" style:family="paragraph" style:parent-style-name="Table_20_Contents">
      <style:text-properties officeooo:rsid="000f7aa0" officeooo:paragraph-rsid="000f7aa0"/>
    </style:style>
    <style:style style:name="P14" style:family="paragraph" style:parent-style-name="Table_20_Contents">
      <style:text-properties officeooo:rsid="001126a0" officeooo:paragraph-rsid="0016cafa"/>
    </style:style>
    <style:style style:name="P15" style:family="paragraph" style:parent-style-name="Table_20_Contents">
      <style:text-properties officeooo:rsid="00114b04" officeooo:paragraph-rsid="00194329"/>
    </style:style>
    <style:style style:name="P16" style:family="paragraph" style:parent-style-name="Table_20_Contents">
      <style:text-properties officeooo:rsid="00146483" officeooo:paragraph-rsid="00146483"/>
    </style:style>
    <style:style style:name="P17" style:family="paragraph" style:parent-style-name="Table_20_Contents">
      <style:text-properties officeooo:rsid="00190b17" officeooo:paragraph-rsid="00190b17"/>
    </style:style>
    <style:style style:name="P18" style:family="paragraph" style:parent-style-name="Table_20_Contents">
      <style:text-properties officeooo:rsid="00194329" officeooo:paragraph-rsid="00194329"/>
    </style:style>
    <style:style style:name="P19" style:family="paragraph" style:parent-style-name="Table_20_Contents">
      <style:text-properties officeooo:rsid="001c2945" officeooo:paragraph-rsid="001c2945"/>
    </style:style>
    <style:style style:name="P20" style:family="paragraph" style:parent-style-name="Table_20_Contents">
      <style:text-properties officeooo:rsid="001d638a" officeooo:paragraph-rsid="001d638a"/>
    </style:style>
    <style:style style:name="P21" style:family="paragraph" style:parent-style-name="Table_20_Contents">
      <style:text-properties officeooo:rsid="001d7b1e" officeooo:paragraph-rsid="001d7b1e"/>
    </style:style>
    <style:style style:name="P22" style:family="paragraph" style:parent-style-name="Table_20_Contents">
      <style:text-properties officeooo:rsid="0020595f" officeooo:paragraph-rsid="0020595f"/>
    </style:style>
    <style:style style:name="P23" style:family="paragraph" style:parent-style-name="Table_20_Contents">
      <style:text-properties officeooo:rsid="00253bdd" officeooo:paragraph-rsid="00253bdd"/>
    </style:style>
    <style:style style:name="P24" style:family="paragraph" style:parent-style-name="Table_20_Contents">
      <style:text-properties officeooo:rsid="00256a48" officeooo:paragraph-rsid="00256a48"/>
    </style:style>
    <style:style style:name="P25" style:family="paragraph" style:parent-style-name="Table_20_Contents">
      <style:text-properties officeooo:rsid="0026ac58" officeooo:paragraph-rsid="0026ac58"/>
    </style:style>
    <style:style style:name="P26" style:family="paragraph" style:parent-style-name="Table_20_Contents">
      <style:text-properties officeooo:rsid="0028bb06" officeooo:paragraph-rsid="0028bb06"/>
    </style:style>
    <style:style style:name="P27" style:family="paragraph" style:parent-style-name="Table_20_Contents">
      <style:text-properties officeooo:rsid="002c2fb5" officeooo:paragraph-rsid="002c2fb5"/>
    </style:style>
    <style:style style:name="P28" style:family="paragraph" style:parent-style-name="Table_20_Contents">
      <style:text-properties officeooo:rsid="002d7a9f" officeooo:paragraph-rsid="002d7a9f"/>
    </style:style>
    <style:style style:name="P29" style:family="paragraph" style:parent-style-name="Table_20_Contents">
      <style:text-properties officeooo:rsid="002f2de5" officeooo:paragraph-rsid="002f2de5"/>
    </style:style>
    <style:style style:name="P30" style:family="paragraph" style:parent-style-name="Table_20_Contents">
      <style:text-properties fo:font-variant="normal" fo:text-transform="none" fo:color="#000000" style:font-name="Liberation Sans" fo:font-size="11pt" fo:letter-spacing="normal" fo:font-style="normal" fo:font-weight="normal" officeooo:rsid="001c2945" officeooo:paragraph-rsid="001c2945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officeooo:rsid="0033e2c3" officeooo:paragraph-rsid="0033e2c3"/>
    </style:style>
    <style:style style:name="P32" style:family="paragraph" style:parent-style-name="Table_20_Contents">
      <style:text-properties officeooo:rsid="0037b3b7" officeooo:paragraph-rsid="0037b3b7"/>
    </style:style>
    <style:style style:name="P33" style:family="paragraph" style:parent-style-name="Table_20_Contents">
      <style:text-properties officeooo:paragraph-rsid="0037b3b7"/>
    </style:style>
    <style:style style:name="P34" style:family="paragraph" style:parent-style-name="Table_20_Contents">
      <style:text-properties officeooo:rsid="0037e73a" officeooo:paragraph-rsid="0037e73a"/>
    </style:style>
    <style:style style:name="P35" style:family="paragraph" style:parent-style-name="Table_20_Contents">
      <style:text-properties officeooo:rsid="00398da6" officeooo:paragraph-rsid="00398da6"/>
    </style:style>
    <style:style style:name="P36" style:family="paragraph" style:parent-style-name="Table_20_Contents">
      <style:text-properties officeooo:rsid="003a9543" officeooo:paragraph-rsid="003a9543"/>
    </style:style>
    <style:style style:name="P37" style:family="paragraph" style:parent-style-name="Table_20_Contents">
      <style:text-properties officeooo:rsid="002ddb92" officeooo:paragraph-rsid="0026ac58"/>
    </style:style>
    <style:style style:name="P38" style:family="paragraph" style:parent-style-name="Table_20_Contents">
      <style:text-properties officeooo:rsid="00426ac6" officeooo:paragraph-rsid="00426ac6"/>
    </style:style>
    <style:style style:name="P39" style:family="paragraph" style:parent-style-name="Table_20_Contents">
      <style:text-properties officeooo:rsid="0044228d" officeooo:paragraph-rsid="0044228d"/>
    </style:style>
    <style:style style:name="P40" style:family="paragraph" style:parent-style-name="Table_20_Contents">
      <style:text-properties officeooo:rsid="004512c4" officeooo:paragraph-rsid="004512c4"/>
    </style:style>
    <style:style style:name="P41" style:family="paragraph" style:parent-style-name="Table_20_Contents">
      <style:text-properties officeooo:rsid="00474e30" officeooo:paragraph-rsid="00474e30"/>
    </style:style>
    <style:style style:name="P42" style:family="paragraph" style:parent-style-name="Table_20_Contents">
      <style:text-properties officeooo:rsid="0029817c" officeooo:paragraph-rsid="0029817c" fo:background-color="#ff9900"/>
    </style:style>
    <style:style style:name="P43" style:family="paragraph" style:parent-style-name="Table_20_Contents">
      <style:text-properties officeooo:rsid="00190b17" officeooo:paragraph-rsid="00190b17" fo:background-color="#ff9900"/>
    </style:style>
    <style:style style:name="P44" style:family="paragraph" style:parent-style-name="Table_20_Contents">
      <style:text-properties officeooo:rsid="0026ac58" officeooo:paragraph-rsid="0026ac58" fo:background-color="#ff9900"/>
    </style:style>
    <style:style style:name="P45" style:family="paragraph" style:parent-style-name="Table_20_Contents">
      <style:text-properties officeooo:rsid="0033e2c3" officeooo:paragraph-rsid="0033e2c3" fo:background-color="#ff9900"/>
    </style:style>
    <style:style style:name="P46" style:family="paragraph" style:parent-style-name="Table_20_Contents">
      <style:text-properties officeooo:rsid="003b49e7" officeooo:paragraph-rsid="003b49e7" fo:background-color="#ff9900"/>
    </style:style>
    <style:style style:name="P47" style:family="paragraph" style:parent-style-name="Table_20_Contents">
      <style:text-properties officeooo:rsid="00470ff6" officeooo:paragraph-rsid="00470ff6" fo:background-color="#ff9900"/>
    </style:style>
    <style:style style:name="P48" style:family="paragraph" style:parent-style-name="Table_20_Contents">
      <style:text-properties officeooo:rsid="0023edb5" officeooo:paragraph-rsid="0023edb5" fo:background-color="#ff9900"/>
    </style:style>
    <style:style style:name="P49" style:family="paragraph" style:parent-style-name="Table_20_Contents">
      <style:text-properties officeooo:rsid="002cba01" officeooo:paragraph-rsid="002cba01" fo:background-color="#ff9900"/>
    </style:style>
    <style:style style:name="P50" style:family="paragraph" style:parent-style-name="Table_20_Contents">
      <style:text-properties officeooo:rsid="001d2765" officeooo:paragraph-rsid="001c2945"/>
    </style:style>
    <style:style style:name="P51" style:family="paragraph" style:parent-style-name="Table_20_Contents">
      <style:text-properties officeooo:rsid="00477e46" officeooo:paragraph-rsid="00477e46"/>
    </style:style>
    <style:style style:name="P52" style:family="paragraph" style:parent-style-name="Table_20_Contents">
      <style:text-properties officeooo:rsid="002a19a3" officeooo:paragraph-rsid="00477e46"/>
    </style:style>
    <style:style style:name="P53" style:family="paragraph" style:parent-style-name="Table_20_Contents">
      <style:text-properties officeooo:rsid="002a19a3" officeooo:paragraph-rsid="002a19a3"/>
    </style:style>
    <style:style style:name="P54" style:family="paragraph" style:parent-style-name="Table_20_Contents">
      <style:text-properties officeooo:rsid="00190b17" officeooo:paragraph-rsid="00190b17" fo:background-color="#00ccff"/>
    </style:style>
    <style:style style:name="P55" style:family="paragraph" style:parent-style-name="Table_20_Contents">
      <style:text-properties officeooo:rsid="004753ed" officeooo:paragraph-rsid="004753ed" fo:background-color="#00ccff"/>
    </style:style>
    <style:style style:name="P56" style:family="paragraph" style:parent-style-name="Table_20_Contents">
      <style:text-properties officeooo:rsid="0048d4f6" officeooo:paragraph-rsid="0048d4f6"/>
    </style:style>
    <style:style style:name="P57" style:family="paragraph" style:parent-style-name="Table_20_Contents">
      <style:text-properties officeooo:rsid="00194329" officeooo:paragraph-rsid="00194329" fo:background-color="#cc0000"/>
    </style:style>
    <style:style style:name="P58" style:family="paragraph" style:parent-style-name="Table_20_Contents">
      <style:text-properties officeooo:rsid="00190b17" officeooo:paragraph-rsid="00190b17" fo:background-color="#cc0000"/>
    </style:style>
    <style:style style:name="P59" style:family="paragraph" style:parent-style-name="Table_20_Contents">
      <style:text-properties officeooo:rsid="002cba01" officeooo:paragraph-rsid="002cba01" fo:background-color="#cc0000"/>
    </style:style>
    <style:style style:name="P60" style:family="paragraph" style:parent-style-name="Table_20_Contents">
      <style:text-properties officeooo:rsid="0037b3b7" officeooo:paragraph-rsid="0037b3b7" fo:background-color="#00cc33"/>
    </style:style>
    <style:style style:name="P61" style:family="paragraph" style:parent-style-name="Standard">
      <style:text-properties fo:font-size="15pt" officeooo:rsid="0048d4f6" officeooo:paragraph-rsid="0006b443" fo:background-color="#ff9900" style:font-size-asian="15pt" style:font-size-complex="15pt"/>
    </style:style>
    <style:style style:name="P62" style:family="paragraph" style:parent-style-name="Standard">
      <style:text-properties fo:font-size="15pt" officeooo:rsid="0048d4f6" officeooo:paragraph-rsid="0048d4f6" fo:background-color="#ff9900" style:font-size-asian="15pt" style:font-size-complex="15pt"/>
    </style:style>
    <style:style style:name="P63" style:family="paragraph" style:parent-style-name="Standard">
      <style:text-properties fo:font-size="15pt" officeooo:rsid="0048d4f6" officeooo:paragraph-rsid="0048d4f6" fo:background-color="#00ccff" style:font-size-asian="15pt" style:font-size-complex="15pt"/>
    </style:style>
    <style:style style:name="P64" style:family="paragraph" style:parent-style-name="Standard">
      <style:text-properties fo:color="#000000" fo:font-size="15pt" officeooo:rsid="004aca5b" officeooo:paragraph-rsid="004aca5b" fo:background-color="#cc0000" style:font-size-asian="15pt" style:font-size-complex="15pt"/>
    </style:style>
    <style:style style:name="P65" style:family="paragraph" style:parent-style-name="Standard">
      <style:text-properties fo:color="#000000" fo:font-size="15pt" officeooo:rsid="004b0266" officeooo:paragraph-rsid="004b0266" fo:background-color="#00cc33" style:font-size-asian="15pt" style:font-size-complex="15pt"/>
    </style:style>
    <style:style style:name="P66" style:family="paragraph" style:parent-style-name="Table_20_Contents">
      <style:text-properties officeooo:rsid="0006b443" officeooo:paragraph-rsid="0006b443"/>
    </style:style>
    <style:style style:name="P67" style:family="paragraph" style:parent-style-name="Table_20_Contents">
      <style:text-properties officeooo:rsid="0006b443" officeooo:paragraph-rsid="00587b96"/>
    </style:style>
    <style:style style:name="P68" style:family="paragraph" style:parent-style-name="Table_20_Contents">
      <style:text-properties officeooo:rsid="0006b443" officeooo:paragraph-rsid="005a7416"/>
    </style:style>
    <style:style style:name="P69" style:family="paragraph" style:parent-style-name="Table_20_Contents">
      <style:text-properties officeooo:rsid="0006b443" officeooo:paragraph-rsid="005df9ea"/>
    </style:style>
    <style:style style:name="P70" style:family="paragraph" style:parent-style-name="Table_20_Contents">
      <style:text-properties officeooo:rsid="0026ac58" officeooo:paragraph-rsid="0026ac58"/>
    </style:style>
    <style:style style:name="P71" style:family="paragraph" style:parent-style-name="Standard" style:list-style-name="L1">
      <style:text-properties style:font-name="Lucida Sans" fo:font-size="15pt" officeooo:rsid="0006b443" officeooo:paragraph-rsid="0006b443" style:font-size-asian="15pt" style:font-size-complex="15pt"/>
    </style:style>
    <style:style style:name="P72" style:family="paragraph" style:parent-style-name="Standard">
      <loext:graphic-properties draw:fill="none"/>
      <style:paragraph-properties fo:background-color="transparent"/>
      <style:text-properties style:font-name="Lucida Sans" fo:font-size="13pt" fo:font-weight="bold" officeooo:rsid="0053d427" officeooo:paragraph-rsid="0053d427" style:font-size-asian="11.3500003814697pt" style:font-weight-asian="bold" style:font-size-complex="13pt" style:font-weight-complex="bold"/>
    </style:style>
    <style:style style:name="P73" style:family="paragraph" style:parent-style-name="Standard">
      <loext:graphic-properties draw:fill="none"/>
      <style:paragraph-properties fo:background-color="transparent"/>
      <style:text-properties style:font-name="Lucida Sans" fo:font-size="13pt" fo:font-weight="bold" officeooo:rsid="00555062" officeooo:paragraph-rsid="005763f6" style:font-size-asian="11.3500003814697pt" style:font-weight-asian="bold" style:font-size-complex="13pt" style:font-weight-complex="bold"/>
    </style:style>
    <style:style style:name="P74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77591" officeooo:paragraph-rsid="00577591" style:font-size-asian="11.3500003814697pt" style:font-weight-asian="normal" style:font-size-complex="13pt" style:font-weight-complex="normal"/>
    </style:style>
    <style:style style:name="P75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7b854" officeooo:paragraph-rsid="0057b854" style:font-size-asian="11.3500003814697pt" style:font-weight-asian="normal" style:font-size-complex="13pt" style:font-weight-complex="normal"/>
    </style:style>
    <style:style style:name="P76" style:family="paragraph" style:parent-style-name="Standard">
      <loext:graphic-properties draw:fill="none"/>
      <style:paragraph-properties fo:background-color="transparent"/>
      <style:text-properties style:font-name="Lucida Sans" fo:font-size="13pt" fo:font-weight="normal" officeooo:rsid="005e2472" officeooo:paragraph-rsid="005e2472" style:font-size-asian="11.3500003814697pt" style:font-weight-asian="normal" style:font-size-complex="13pt" style:font-weight-complex="normal"/>
    </style:style>
    <style:style style:name="P77" style:family="paragraph" style:parent-style-name="Standard">
      <loext:graphic-properties draw:fill="none"/>
      <style:paragraph-properties fo:background-color="transparent"/>
      <style:text-properties style:font-name="Lucida Sans" fo:font-size="12pt" fo:font-weight="bold" officeooo:rsid="00555062" officeooo:paragraph-rsid="005763f6" style:font-size-asian="12pt" style:font-weight-asian="bold" style:font-size-complex="12pt" style:font-weight-complex="bold"/>
    </style:style>
    <style:style style:name="P78" style:family="paragraph" style:parent-style-name="Standard">
      <loext:graphic-properties draw:fill="none"/>
      <style:paragraph-properties fo:background-color="transparent"/>
      <style:text-properties style:font-name="Lucida Sans" fo:font-size="12pt" fo:font-weight="normal" officeooo:rsid="00577591" officeooo:paragraph-rsid="00577591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0" style:family="paragraph" style:parent-style-name="Standard">
      <style:text-properties fo:color="#000000" fo:font-size="18pt" officeooo:rsid="004b0266" officeooo:paragraph-rsid="004b0266" fo:background-color="#ffffff" style:font-size-asian="18pt" style:font-size-complex="18pt"/>
    </style:style>
    <style:style style:name="P81" style:family="paragraph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2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style:font-name="Lucida Sans" fo:font-size="15pt" fo:font-weight="bold" officeooo:rsid="0053d427" officeooo:paragraph-rsid="0053d427" style:font-size-asian="15pt" style:font-weight-asian="bold" style:font-size-complex="15pt" style:font-weight-complex="bold"/>
    </style:style>
    <style:style style:name="P83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style:font-name="Lucida Sans" fo:font-size="15pt" fo:font-weight="bold" officeooo:rsid="0052bd29" officeooo:paragraph-rsid="0052bd29" style:font-size-asian="15pt" style:font-weight-asian="bold" style:font-size-complex="15pt" style:font-weight-complex="bold"/>
    </style:style>
    <style:style style:name="T1" style:family="text">
      <style:text-properties officeooo:rsid="001216c9"/>
    </style:style>
    <style:style style:name="T2" style:family="text">
      <style:text-properties officeooo:rsid="00223485"/>
    </style:style>
    <style:style style:name="T3" style:family="text">
      <style:text-properties officeooo:rsid="0026ac58"/>
    </style:style>
    <style:style style:name="T4" style:family="text">
      <style:text-properties officeooo:rsid="0029817c"/>
    </style:style>
    <style:style style:name="T5" style:family="text">
      <style:text-properties officeooo:rsid="002f2de5"/>
    </style:style>
    <style:style style:name="T6" style:family="text">
      <style:text-properties officeooo:rsid="0037b3b7"/>
    </style:style>
    <style:style style:name="T7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8" style:family="text">
      <style:text-properties officeooo:rsid="003cc33c"/>
    </style:style>
    <style:style style:name="T9" style:family="text">
      <style:text-properties officeooo:rsid="00477e46"/>
    </style:style>
    <style:style style:name="T10" style:family="text">
      <style:text-properties officeooo:rsid="0048d4f6"/>
    </style:style>
    <style:style style:name="T11" style:family="text">
      <style:text-properties officeooo:rsid="004aca5b"/>
    </style:style>
    <style:style style:name="T12" style:family="text">
      <style:text-properties officeooo:rsid="004b0266"/>
    </style:style>
    <style:style style:name="T13" style:family="text">
      <style:text-properties officeooo:rsid="004c88b2"/>
    </style:style>
    <style:style style:name="T14" style:family="text">
      <style:text-properties officeooo:rsid="004f25d8"/>
    </style:style>
    <style:style style:name="T15" style:family="text">
      <style:text-properties fo:color="#000000" fo:font-size="18pt" fo:background-color="#ffffff" loext:char-shading-value="0" style:font-size-asian="18pt" style:font-size-complex="18pt"/>
    </style:style>
    <style:style style:name="T16" style:family="text">
      <style:text-properties fo:color="#000000" fo:background-color="#ffffff" loext:char-shading-value="0"/>
    </style:style>
    <style:style style:name="T17" style:family="text">
      <style:text-properties fo:color="#000000" officeooo:rsid="005763f6" fo:background-color="#ffffff" loext:char-shading-value="0"/>
    </style:style>
    <style:style style:name="T18" style:family="text">
      <style:text-properties fo:color="#000000" fo:font-weight="normal" fo:background-color="#ffffff" loext:char-shading-value="0" style:font-weight-asian="normal" style:font-weight-complex="normal"/>
    </style:style>
    <style:style style:name="T19" style:family="text">
      <style:text-properties fo:color="#000000" fo:font-weight="normal" officeooo:rsid="005763f6" fo:background-color="#ffffff" loext:char-shading-value="0" style:font-weight-asian="normal" style:font-weight-complex="normal"/>
    </style:style>
    <style:style style:name="T20" style:family="text">
      <style:text-properties fo:color="#000000" fo:font-size="11pt" fo:background-color="#ffffff" loext:char-shading-value="0" style:font-size-asian="11pt" style:font-size-complex="11pt"/>
    </style:style>
    <style:style style:name="T21" style:family="text">
      <style:text-properties fo:color="#000000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5763f6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fo:font-size="12pt" fo:background-color="#ffffff" loext:char-shading-value="0" style:font-size-asian="12pt" style:font-size-complex="12pt"/>
    </style:style>
    <style:style style:name="T24" style:family="text">
      <style:text-properties fo:color="#000000" fo:font-size="12pt" officeooo:rsid="005763f6" fo:background-color="#ffffff" loext:char-shading-value="0" style:font-size-asian="12pt" style:font-size-complex="12pt"/>
    </style:style>
    <style:style style:name="T25" style:family="text">
      <style:text-properties officeooo:rsid="00587b96"/>
    </style:style>
    <style:style style:name="T26" style:family="text">
      <style:text-properties officeooo:rsid="005a7416"/>
    </style:style>
    <style:style style:name="T27" style:family="text">
      <style:text-properties officeooo:rsid="005df9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62782455106527131" text:style-name="L1">
        <text:list-header>
          <text:p text:style-name="P79">DIFFERENTIAL PRESSURE METER</text:p>
        </text:list-header>
      </text:list>
      <text:p/>
      <text:list xml:id="list231124401611909" text:continue-numbering="true" text:style-name="L1">
        <text:list-item>
          <text:p text:style-name="P83">PARTS</text:p>
          <text:p text:style-name="P71"/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2">Name</text:p>
          </table:table-cell>
          <table:table-cell table:style-name="Tabela1.A1" office:value-type="string">
            <text:p text:style-name="P3">Price</text:p>
          </table:table-cell>
          <table:table-cell table:style-name="Tabela1.A1" office:value-type="string">
            <text:p text:style-name="P4">Shop</text:p>
          </table:table-cell>
          <table:table-cell table:style-name="Tabela1.E1" office:value-type="string">
            <text:p text:style-name="P2">Useful links</text:p>
          </table:table-cell>
        </table:table-row>
        <table:table-row>
          <table:table-cell table:style-name="Tabela1.A2" office:value-type="string">
            <text:p text:style-name="P29">1</text:p>
          </table:table-cell>
          <table:table-cell table:style-name="Tabela1.A2" office:value-type="string">
            <text:p text:style-name="P12">Pressure senosr - MPX5100DP</text:p>
            <text:p text:style-name="P12">[<text:a xlink:type="simple" xlink:href="https://sklep.avt.pl/czujnik-cisnienia-0-100kpa.html" text:style-name="Internet_20_link" text:visited-style-name="Visited_20_Internet_20_Link">https://sklep.avt.pl/czujnik-cisnienia-0-100kpa.html</text:a>]</text:p>
            <text:p text:style-name="P12"/>
          </table:table-cell>
          <table:table-cell table:style-name="Tabela1.A2" office:value-type="string">
            <text:p text:style-name="P13">69,00</text:p>
          </table:table-cell>
          <table:table-cell table:style-name="Tabela1.A2" office:value-type="string">
            <text:p text:style-name="P57">Avt</text:p>
          </table:table-cell>
          <table:table-cell table:style-name="Tabela1.E2" office:value-type="string">
            <text:p text:style-name="P1">*<text:a xlink:type="simple" xlink:href="https://github.com/DouglasUrner/Arduino-MPX/blob/master/MPX5xxx.cpp" text:style-name="Internet_20_link" text:visited-style-name="Visited_20_Internet_20_Link">https://github.com/DouglasUrner/Arduino-MPX/blob/master/MPX5xxx.cpp</text:a></text:p>
            <text:p text:style-name="P1"/>
          </table:table-cell>
        </table:table-row>
        <table:table-row>
          <table:table-cell table:style-name="Tabela1.A2" office:value-type="string">
            <text:p text:style-name="P29">2</text:p>
          </table:table-cell>
          <table:table-cell table:style-name="Tabela1.A2" office:value-type="string">
            <text:p text:style-name="P1">Printer - CSN-A2L-T [<text:a xlink:type="simple" xlink:href="https://nettigo.pl/products/drukarka-termiczna-z-interfejsem-ttl" text:style-name="Internet_20_link" text:visited-style-name="Visited_20_Internet_20_Link">https://nettigo.pl/products/drukarka-termiczna-z-interfejsem-ttl</text:a>]</text:p>
          </table:table-cell>
          <table:table-cell table:style-name="Tabela1.A2" office:value-type="string">
            <text:p text:style-name="P9">199,00</text:p>
          </table:table-cell>
          <table:table-cell table:style-name="Tabela1.A2" office:value-type="string">
            <text:p text:style-name="P54">Nettigo</text:p>
          </table:table-cell>
          <table:table-cell table:style-name="Tabela1.E2" office:value-type="string">
            <text:p text:style-name="P1">* <text:a xlink:type="simple" xlink:href="https://learn.adafruit.com/mini-thermal-receipt-printer" text:style-name="Internet_20_link" text:visited-style-name="Visited_20_Internet_20_Link">https://learn.adafruit.com/mini-thermal-receipt-printer</text:a></text:p>
            <text:p text:style-name="P67">* <text:a xlink:type="simple" xlink:href="https://learn.adafruit.com/mini-thermal-receipt-printer/overview" text:style-name="Internet_20_link" text:visited-style-name="Visited_20_Internet_20_Link"><text:span text:style-name="T25">https://learn.adafruit.com/mini-thermal-receipt-printer/overview</text:span></text:a></text:p>
            <text:p text:style-name="P1"/>
          </table:table-cell>
        </table:table-row>
        <table:table-row>
          <table:table-cell table:style-name="Tabela1.A2" office:value-type="string">
            <text:p text:style-name="P29">3</text:p>
          </table:table-cell>
          <table:table-cell table:style-name="Tabela1.A2" office:value-type="string">
            <text:p text:style-name="P5">Thermal printer paper rollback</text:p>
            <text:p text:style-name="P5">[<text:a xlink:type="simple" xlink:href="https://nettigo.pl/products/papier-termiczny-do-drukarki-57mm-x-15m--3" text:style-name="Internet_20_link" text:visited-style-name="Visited_20_Internet_20_Link">https://nettigo.pl/products/papier-termiczny-do-drukarki-57mm-x-15m--3</text:a>]</text:p>
          </table:table-cell>
          <table:table-cell table:style-name="Tabela1.A2" office:value-type="string">
            <text:p text:style-name="P56">3</text:p>
          </table:table-cell>
          <table:table-cell table:style-name="Tabela1.A2" office:value-type="string">
            <text:p text:style-name="P54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9">4</text:p>
          </table:table-cell>
          <table:table-cell table:style-name="Tabela1.A2" office:value-type="string">
            <text:p text:style-name="P6">WIFI module - <text:span text:style-name="T8">ESP8266</text:span></text:p>
            <text:p text:style-name="P14">[<text:a xlink:type="simple" xlink:href="https://sklep.avt.pl/modul-wifi-esp8266-esp12-d1-v2-micro-usb-programator-ch340.html" text:style-name="Internet_20_link" text:visited-style-name="Visited_20_Internet_20_Link">https://sklep.avt.pl/modul-wifi-esp8266-esp12-d1-v2-micro-usb-programator-ch340.html</text:a>]</text:p>
          </table:table-cell>
          <table:table-cell table:style-name="Tabela1.A2" office:value-type="string">
            <text:p text:style-name="P21">27,60</text:p>
          </table:table-cell>
          <table:table-cell table:style-name="Tabela1.A2" office:value-type="string">
            <text:p text:style-name="P58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7">5</text:p>
          </table:table-cell>
          <table:table-cell table:style-name="Tabela1.A2" office:value-type="string">
            <text:p text:style-name="P8">Power supply</text:p>
            <text:p text:style-name="P16">[<text:a xlink:type="simple" xlink:href="https://botland.com.pl/zasilacze-sieciowe-5-v/7160-zasilacz-impulsowy-5v-3a-wtyk-dc-55-21mm.html" text:style-name="Internet_20_link" text:visited-style-name="Visited_20_Internet_20_Link">https://botland.com.pl/zasilacze-sieciowe-5-v/7160-zasilacz-impulsowy-5v-3a-wtyk-dc-55-21mm.html</text:a><text:span text:style-name="T4">]</text:span></text:p>
          </table:table-cell>
          <table:table-cell table:style-name="Tabela1.A2" office:value-type="string">
            <text:p text:style-name="P41">34,90</text:p>
            <text:p text:style-name="P21"/>
            <text:p text:style-name="P21"/>
            <text:p text:style-name="P21"/>
            <text:p text:style-name="P21"/>
          </table:table-cell>
          <table:table-cell table:style-name="Tabela1.A2" office:value-type="string">
            <text:p text:style-name="P43">Botland</text:p>
            <text:p text:style-name="P17"/>
            <text:p text:style-name="P17"/>
            <text:p text:style-name="P17"/>
            <text:p text:style-name="P17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7">6</text:p>
          </table:table-cell>
          <table:table-cell table:style-name="Tabela1.A2" office:value-type="string">
            <text:p text:style-name="P7">Power supply adapter [<text:a xlink:type="simple" xlink:href="https://nettigo.pl/products/gniazdo-zenskie-dc-2-1-5-5-z-szybkozlaczem" text:style-name="Internet_20_link" text:visited-style-name="Visited_20_Internet_20_Link">https://nettigo.pl/products/gniazdo-zenskie-dc-2-1-5-5-z-szybkozlaczem</text:a>]</text:p>
          </table:table-cell>
          <table:table-cell table:style-name="Tabela1.A2" office:value-type="string">
            <text:p text:style-name="P9"><text:span text:style-name="T10">4</text:span>,00</text:p>
          </table:table-cell>
          <table:table-cell table:style-name="Tabela1.A2" office:value-type="string">
            <text:p text:style-name="P54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9">7</text:p>
          </table:table-cell>
          <table:table-cell table:style-name="Tabela1.A2" office:value-type="string">
            <text:p text:style-name="P25">Microcontroller Board - </text:p>
            <text:p text:style-name="P25">[<text:a xlink:type="simple" xlink:href="https://botland.com.pl/stm32-nucleo/3363-stm32-nucleo-f401re-stm32f401re-arm-cortex-m4.html" text:style-name="Internet_20_link" text:visited-style-name="Visited_20_Internet_20_Link">https://botland.com.pl/stm32-nucleo/3363-stm32-nucleo-f401re-stm32f401re-arm-cortex-m4.html</text:a>]</text:p>
            <text:p text:style-name="P25"/>
          </table:table-cell>
          <table:table-cell table:style-name="Tabela1.A2" office:value-type="string">
            <text:p text:style-name="P26">79,60</text:p>
          </table:table-cell>
          <table:table-cell table:style-name="Tabela1.A2" office:value-type="string">
            <text:p text:style-name="P42">Botland</text:p>
          </table:table-cell>
          <table:table-cell table:style-name="Tabela1.E2" office:value-type="string">
            <text:p text:style-name="P69">*<text:a xlink:type="simple" xlink:href="http://developer.mbed.org/platforms/ST-Nucleo-F411RE/" text:style-name="Internet_20_link" text:visited-style-name="Visited_20_Internet_20_Link"><text:span text:style-name="T27">http://developer.mbed.org/platforms/ST-Nucleo-F411RE/</text:span></text:a></text:p>
            <text:p text:style-name="P69"/>
          </table:table-cell>
        </table:table-row>
        <table:table-row>
          <table:table-cell table:style-name="Tabela1.A2" office:value-type="string">
            <text:p text:style-name="P10">8.</text:p>
          </table:table-cell>
          <table:table-cell table:style-name="Tabela1.A2" office:value-type="string">
            <text:p text:style-name="P10">LCD-TFT with Touch screen <text:span text:style-name="T3">2</text:span>.<text:span text:style-name="T3">8</text:span>’’</text:p>
            <text:p text:style-name="P25">[<text:a xlink:type="simple" xlink:href="https://botland.com.pl/wyswietlacze-do-arduino/4464-wyswietlacz-dotykowy-rezystanacyjny-lcd-tft-28-320x240px-spi-z-czytnikiem-microsd-shield-dla-arduino.html" text:style-name="Internet_20_link" text:visited-style-name="Visited_20_Internet_20_Link">https://botland.com.pl/wyswietlacze-do-arduino/4464-wyswietlacz-dotykowy-rezystanacyjny-lcd-tft-28-320x240px-spi-z-czytnikiem-microsd-shield-dla-arduino.html</text:a>]</text:p>
            <text:p text:style-name="P37"/>
          </table:table-cell>
          <table:table-cell table:style-name="Tabela1.A2" office:value-type="string">
            <text:p text:style-name="P25">79,00</text:p>
            <text:p text:style-name="P25"/>
            <text:p text:style-name="P25"/>
          </table:table-cell>
          <table:table-cell table:style-name="Tabela1.A2" office:value-type="string">
            <text:p text:style-name="P44">Botland</text:p>
            <text:p text:style-name="P37"/>
          </table:table-cell>
          <table:table-cell table:style-name="Tabela1.E2" office:value-type="string">
            <text:p text:style-name="P68">*<text:a xlink:type="simple" xlink:href="https://www.waveshare.com/wiki/2.8inch_TFT_Touch_Shield" text:style-name="Internet_20_link" text:visited-style-name="Visited_20_Internet_20_Link"><text:span text:style-name="T26">https://www.waveshare.com/wiki/2.8inch_TFT_Touch_Shield</text:span></text:a></text:p>
            <text:p text:style-name="P68"/>
          </table:table-cell>
        </table:table-row>
        <text:soft-page-break/>
        <table:table-row>
          <table:table-cell table:style-name="Tabela1.A2" office:value-type="string">
            <text:p text:style-name="P28">9</text:p>
          </table:table-cell>
          <table:table-cell table:style-name="Tabela1.A2" office:value-type="string">
            <text:p text:style-name="P11">RTC–<text:span text:style-name="T6">DS3231, EEPROM-AT24C32</text:span></text:p>
            <text:p text:style-name="P11">[<text:a xlink:type="simple" xlink:href="https://sklep.avt.pl/modul-zegar-czasu-rtc-ds3231.html" text:style-name="Internet_20_link" text:visited-style-name="Visited_20_Internet_20_Link">https://sklep.avt.pl/modul-</text:a><text:a xlink:type="simple" xlink:href="https://sklep.avt.pl/modul-zegar-czasu-rtc-ds3231.html" text:style-name="Internet_20_link" text:visited-style-name="Visited_20_Internet_20_Link">zegar-czasu-rtc-ds3231.html</text:a>]</text:p>
          </table:table-cell>
          <table:table-cell table:style-name="Tabela1.A2" office:value-type="string">
            <text:p text:style-name="P23">11,00</text:p>
          </table:table-cell>
          <table:table-cell table:style-name="Tabela1.A2" office:value-type="string">
            <text:p text:style-name="P57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8">10</text:p>
          </table:table-cell>
          <table:table-cell table:style-name="Tabela1.A2" office:value-type="string">
            <text:p text:style-name="P15">Bater<text:span text:style-name="T1">ry</text:span> <text:span text:style-name="T1">CR2032 for RTC</text:span> </text:p>
            <text:p text:style-name="P18">[<text:a xlink:type="simple" xlink:href="https://sklep.avt.pl/bateria-litowa-cr2032.html" text:style-name="Internet_20_link" text:visited-style-name="Visited_20_Internet_20_Link">https://sklep.avt.pl/bateria-</text:a><text:a xlink:type="simple" xlink:href="https://sklep.avt.pl/bateria-litowa-cr2032.html" text:style-name="Internet_20_link" text:visited-style-name="Visited_20_Internet_20_Link">litowa-cr2032.html</text:a>]</text:p>
            <text:p text:style-name="P18"/>
            <text:p text:style-name="P18"/>
          </table:table-cell>
          <table:table-cell table:style-name="Tabela1.A2" office:value-type="string">
            <text:p text:style-name="P22">1,60</text:p>
          </table:table-cell>
          <table:table-cell table:style-name="Tabela1.A2" office:value-type="string">
            <text:p text:style-name="P57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8">1<text:span text:style-name="T5">1</text:span></text:p>
          </table:table-cell>
          <table:table-cell table:style-name="Tabela1.A2" office:value-type="string">
            <text:p text:style-name="P19">Voltage level converter</text:p>
            <text:p text:style-name="P19">[<text:a xlink:type="simple" xlink:href="https://nettigo.pl/products/konwerter-poziomow-logicznych-dwukierunkowy" text:style-name="Internet_20_link" text:visited-style-name="Visited_20_Internet_20_Link">https://nettigo.pl/products/konwerter-poziomow-logicznych-dwukierunkowy</text:a>]</text:p>
            <text:p text:style-name="P50"/>
          </table:table-cell>
          <table:table-cell table:style-name="Tabela1.A2" office:value-type="string">
            <text:p text:style-name="P30">3,90</text:p>
          </table:table-cell>
          <table:table-cell table:style-name="Tabela1.A2" office:value-type="string">
            <text:p text:style-name="P55">Nettig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8">1<text:span text:style-name="T5">2</text:span></text:p>
          </table:table-cell>
          <table:table-cell table:style-name="Tabela1.A2" office:value-type="string">
            <text:p text:style-name="P20"><text:span text:style-name="T2">Voltage s</text:span>tabilizer<text:span text:style-name="T2">s</text:span></text:p>
            <text:p text:style-name="P20">[<text:a xlink:type="simple" xlink:href="https://botland.com.pl/regulatory-napiecia/126-stabilizator-ldo-33v-lf33cv.html" text:style-name="Internet_20_link" text:visited-style-name="Visited_20_Internet_20_Link">https://botland.com.pl/regulatory-napiecia/126-stabilizator-ldo-33v-lf33cv.html</text:a>]</text:p>
            <text:p text:style-name="P20">[<text:a xlink:type="simple" xlink:href="https://botland.com.pl/regulatory-napiecia/3092-stabilizator-5v-l7805cv-tht-to220.html" text:style-name="Internet_20_link" text:visited-style-name="Visited_20_Internet_20_Link">https://botland.com.pl/regulatory-napiecia/3092-stabilizator-5v-l7805cv-tht-to220.html</text:a>]</text:p>
            <text:p text:style-name="P20"/>
          </table:table-cell>
          <table:table-cell table:style-name="Tabela1.A2" office:value-type="string">
            <text:p text:style-name="P51">5</text:p>
          </table:table-cell>
          <table:table-cell table:style-name="Tabela1.A2" office:value-type="string">
            <text:p text:style-name="P48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8">1<text:span text:style-name="T5">3</text:span></text:p>
          </table:table-cell>
          <table:table-cell table:style-name="Tabela1.A2" office:value-type="string">
            <text:p text:style-name="P24">Universal PCB</text:p>
            <text:p text:style-name="P24">[<text:a xlink:type="simple" xlink:href="https://sklep.avt.pl/plytka-uniwersalna-180x150mm-jednostronna.html" text:style-name="Internet_20_link" text:visited-style-name="Visited_20_Internet_20_Link">https://sklep.avt.pl/plytka-uniwersalna-180x150mm-jednostronna.html</text:a>]</text:p>
          </table:table-cell>
          <table:table-cell table:style-name="Tabela1.A2" office:value-type="string">
            <text:p text:style-name="P27">14,20</text:p>
          </table:table-cell>
          <table:table-cell table:style-name="Tabela1.A2" office:value-type="string">
            <text:p text:style-name="P59">Avt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8">1<text:span text:style-name="T5">4</text:span></text:p>
          </table:table-cell>
          <table:table-cell table:style-name="Tabela1.A2" office:value-type="string">
            <text:p text:style-name="P53">PowerOn-button</text:p>
            <text:p text:style-name="P52">[<text:a xlink:type="simple" xlink:href="https://botland.com.pl/przelaczniki-kolyskowe/3710-wylacznik-on-off-mk621-250v15a-zielony.html" text:style-name="Internet_20_link" text:visited-style-name="Visited_20_Internet_20_Link"><text:span text:style-name="T9">https://botland.com.pl/przelaczniki-kolyskowe/3710-wylacznik-on-off-mk621-250v15a-zielony.html</text:span></text:a>]</text:p>
          </table:table-cell>
          <table:table-cell table:style-name="Tabela1.A2" office:value-type="string">
            <text:p text:style-name="P51">2,50</text:p>
          </table:table-cell>
          <table:table-cell table:style-name="Tabela1.A2" office:value-type="string">
            <text:p text:style-name="P49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1">15</text:p>
          </table:table-cell>
          <table:table-cell table:style-name="Tabela1.A2" office:value-type="string">
            <text:p text:style-name="P31">Relays</text:p>
            <text:p text:style-name="P31">[<text:a xlink:type="simple" xlink:href="https://botland.com.pl/przekazniki/8463-modul-przekaznika-1-kanal-styki-10a250vac-cewka-5v.html" text:style-name="Internet_20_link" text:visited-style-name="Visited_20_Internet_20_Link">https://botland.com.pl/przekazniki/8463-modul-przekaznika-1-kanal-styki-10a250vac-cewka-5v.html</text:a>]</text:p>
          </table:table-cell>
          <table:table-cell table:style-name="Tabela1.A2" office:value-type="string">
            <text:p text:style-name="P31">15,80</text:p>
            <text:p text:style-name="P31">(7,90x2)</text:p>
          </table:table-cell>
          <table:table-cell table:style-name="Tabela1.A2" office:value-type="string">
            <text:p text:style-name="P45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2">16</text:p>
          </table:table-cell>
          <table:table-cell table:style-name="Tabela1.A2" office:value-type="string">
            <text:p text:style-name="P32">ADC converter - <text:span text:style-name="T8">ADS1115</text:span></text:p>
            <text:p text:style-name="P33"><text:span text:style-name="T6">[</text:span><text:a xlink:type="simple" xlink:href="http://allegro.pl/modul-przetwornika-adc-16bit-i2c-uklad-ads1115-i7238771306.html" office:target-frame-name="_blank" xlink:show="new" text:style-name="Internet_20_link" text:visited-style-name="Visited_20_Internet_20_Link"><text:span text:style-name="T7">http://allegro.pl/modul-przetwornika-adc-16bit-i2c-uklad-ads1115-i7238771306.html</text:span></text:a><text:span text:style-name="T6">]</text:span></text:p>
          </table:table-cell>
          <table:table-cell table:style-name="Tabela1.A2" office:value-type="string">
            <text:p text:style-name="P32">28,50</text:p>
          </table:table-cell>
          <table:table-cell table:style-name="Tabela1.A2" office:value-type="string">
            <text:p text:style-name="P60">Allegro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4">17</text:p>
          </table:table-cell>
          <table:table-cell table:style-name="Tabela1.A2" office:value-type="string">
            <text:p text:style-name="P34">Wires</text:p>
            <text:p text:style-name="P35">[<text:a xlink:type="simple" xlink:href="https://botland.com.pl/przewody-polaczeniowe/9733-przewody-polaczeniowe-zensko-zenskie-10cm-40szt.html" text:style-name="Internet_20_link" text:visited-style-name="Visited_20_Internet_20_Link">https://botland.com.pl/przewody-polaczeniowe/9733-przewody-polaczeniowe-zensko-zenskie-10cm-40szt.html</text:a>]</text:p>
            <text:p text:style-name="P35">[<text:a xlink:type="simple" xlink:href="https://botland.com.pl/przewody-polaczeniowe/1021-przewody-polaczeniowe-zensko-zenskie-20cm-40szt.html" text:style-name="Internet_20_link" text:visited-style-name="Visited_20_Internet_20_Link">https://botland.com.pl/przewody-polaczeniowe/1021-przewody-polaczeniowe-zensko-zenskie-</text:a><text:soft-page-break/><text:a xlink:type="simple" xlink:href="https://botland.com.pl/przewody-polaczeniowe/1021-przewody-polaczeniowe-zensko-zenskie-20cm-40szt.html" text:style-name="Internet_20_link" text:visited-style-name="Visited_20_Internet_20_Link">20cm-40szt.html</text:a>]</text:p>
          </table:table-cell>
          <table:table-cell table:style-name="Tabela1.A2" office:value-type="string">
            <text:p text:style-name="P35">4,95</text:p>
            <text:p text:style-name="P35"/>
            <text:p text:style-name="P35"/>
            <text:p text:style-name="P35"/>
            <text:p text:style-name="P35"/>
            <text:p text:style-name="P36">5,95</text:p>
          </table:table-cell>
          <table:table-cell table:style-name="Tabela1.A2" office:value-type="string">
            <text:p text:style-name="P46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8">18</text:p>
          </table:table-cell>
          <table:table-cell table:style-name="Tabela1.A2" office:value-type="string">
            <text:p text:style-name="P38">Mini USB – Program cable</text:p>
            <text:p text:style-name="P38">[<text:a xlink:type="simple" xlink:href="https://botland.com.pl/przewody-miniusb-20/7536-przewod-miniusb-b-a-tracer-18m.html" text:style-name="Internet_20_link" text:visited-style-name="Visited_20_Internet_20_Link">https://botland.com.pl/przewody-miniusb-20/7536-przewod-miniusb-b-a-tracer-18m.html</text:a>]</text:p>
            <text:p text:style-name="P38"/>
          </table:table-cell>
          <table:table-cell table:style-name="Tabela1.A2" office:value-type="string">
            <text:p text:style-name="P39">4</text:p>
          </table:table-cell>
          <table:table-cell table:style-name="Tabela1.A2" office:value-type="string">
            <text:p text:style-name="P47">Botland</text:p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40">SUM</text:p>
          </table:table-cell>
          <table:table-cell table:style-name="Tabela1.A2" office:value-type="string">
            <text:p text:style-name="P40">600 (<text:span text:style-name="T13">+</text:span> shipment costs <text:span text:style-name="T13">60 zł</text:span>)</text:p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</table:table>
      <text:p text:style-name="P61"/>
      <text:p text:style-name="P62">BOTLAND: 245,65zł </text:p>
      <text:p text:style-name="P63">NETTIGO: <text:s/><text:span text:style-name="T11">230zł</text:span></text:p>
      <text:p text:style-name="P64">AVT: <text:span text:style-name="T12">150zł</text:span> </text:p>
      <text:p text:style-name="P65">ALLEGRO: 30zł</text:p>
      <text:p text:style-name="P65"/>
      <text:p text:style-name="P80"><text:span text:style-name="T14">TOTAL </text:span>SUM: = 656 zł</text:p>
      <text:p text:style-name="P80"/>
      <text:p text:style-name="P80"/>
      <text:p text:style-name="P80"/>
      <text:p text:style-name="P80"/>
      <text:list xml:id="list231125819057530" text:continue-numbering="true" text:style-name="L1">
        <text:list-item>
          <text:p text:style-name="P82"><text:span text:style-name="T15">SETUP</text:span></text:p>
        </text:list-item>
      </text:list>
      <text:p text:style-name="P72"><text:span text:style-name="T16"/></text:p>
      <text:p text:style-name="P73"><text:span text:style-name="T21">Code is developed using MBED OS framework </text:span><text:span text:style-name="T22">[</text:span><text:a xlink:type="simple" xlink:href="https://os.mbed.com/" text:style-name="Internet_20_link" text:visited-style-name="Visited_20_Internet_20_Link">https://os.mbed.com/</text:a><text:span text:style-name="T22">]</text:span></text:p>
      <text:p text:style-name="P77"><text:span text:style-name="T17"/></text:p>
      <text:p text:style-name="P74"><text:span text:style-name="T24">O</text:span><text:span text:style-name="T23">S version used is 5.7 [</text:span><text:a xlink:type="simple" xlink:href="https://os.mbed.com/docs/v5.7/introduction/index.html" text:style-name="Internet_20_link" text:visited-style-name="Visited_20_Internet_20_Link">https://os.mbed.com/docs/v5.7/introduction/index.html</text:a><text:span text:style-name="T23">]</text:span></text:p>
      <text:p text:style-name="P78"><text:span text:style-name="T16"/></text:p>
      <text:p text:style-name="P75"><text:span text:style-name="T23">Tutorials and Get started: [</text:span><text:a xlink:type="simple" xlink:href="https://os.mbed.com/docs/latest/tutorials/your-first-program.html" text:style-name="Internet_20_link" text:visited-style-name="Visited_20_Internet_20_Link">https://os.mbed.com/docs/latest/tutorials/your-first-program.html</text:a><text:span text:style-name="T23">]</text:span></text:p>
      <text:p text:style-name="P75"><text:span text:style-name="T16"/></text:p>
      <text:p text:style-name="P76"><text:span text:style-name="T16">Offline toolset setup:</text:span></text:p>
      <text:p text:style-name="P76"><text:span text:style-name="T16">a) MBED_CLI: </text:span><text:a xlink:type="simple" xlink:href="https://docs.mbed.com/docs/mbed-os-handbook/en/latest/dev_tools/cli/" text:style-name="Internet_20_link" text:visited-style-name="Visited_20_Internet_20_Link">https://docs.mbed.com/docs/mbed-os-handbook/en/latest/dev_tools/cli/</text:a></text:p>
      <text:p text:style-name="P76"><text:span text:style-name="T16"/></text:p>
      <text:p text:style-name="P75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2:39:54.932000000</meta:creation-date>
    <meta:generator>LibreOffice/5.0.4.2$Windows_X86_64 LibreOffice_project/2b9802c1994aa0b7dc6079e128979269cf95bc78</meta:generator>
    <dc:date>2018-03-21T23:11:24.198000000</dc:date>
    <meta:editing-duration>PT14H19M10S</meta:editing-duration>
    <meta:editing-cycles>83</meta:editing-cycles>
    <meta:document-statistic meta:table-count="1" meta:image-count="0" meta:object-count="0" meta:page-count="3" meta:paragraph-count="117" meta:word-count="195" meta:character-count="3082" meta:non-whitespace-character-count="3002"/>
  </office:meta>
</office:document-meta>
</file>